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26.266cm" svg:y="4.324cm">
            <draw:object draw:notify-on-update-of-ranges="Tabelle1.A7:Tabelle1.A31 Tabelle1.B6:Tabelle1.B6 Tabelle1.B7:Tabelle1.B31 Tabelle1.A7:Tabelle1.A31 Tabelle1.C6:Tabelle1.C6 Tabelle1.C7:Tabelle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4.561cm" svg:x="14.785cm" svg:y="17.18cm">
            <draw:object draw:notify-on-update-of-ranges="Tabelle1.B39:Tabelle1.B39 Tabelle1.B40:Tabelle1.B70 Tabelle1.C39:Tabelle1.C39 Tabelle1.C40:Tabelle1.C70 Tabelle1.B39:Tabelle1.B39 Tabelle1.B40:Tabelle1.B70 Tabelle1.D39:Tabelle1.D39 Tabelle1.D40:Tabelle1.D70 Tabelle1.B39:Tabelle1.B39 Tabelle1.B40:Tabelle1.B70 Tabelle1.E39:Tabelle1.E39 Tabelle1.E40:Tabelle1.E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deling relative power of sun by hour of day (local time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Ambiant [°C]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Rain [mm]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Clouds [%]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inear Power</text:p>
          </table:table-cell>
          <table:table-cell table:style-name="Default" office:value-type="string" calcext:value-type="string">
            <text:p>Gaussian Power</text:p>
          </table:table-cell>
          <table:table-cell/>
          <table:table-cell office:value-type="string" calcext:value-type="string">
            <text:p>Road Relativ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ABS([.A7]-12)/-12+1" office:value-type="float" office:value="0" calcext:value-type="float">
            <text:p>0,00</text:p>
          </table:table-cell>
          <table:table-cell table:formula="of:=EXP(-1*([.A7]-12)^2/([.$C$5]))" office:value-type="float" office:value="0.00000055739036926946" calcext:value-type="float">
            <text:p>0,00</text:p>
          </table:table-cell>
          <table:table-cell/>
          <table:table-cell table:formula="of:=[.C7]*[.$F$3]*(1-[.$F$5]*0.008)" office:value-type="float" office:value="0.0000108891782540482" calcext:value-type="float">
            <text:p>1,08891782540482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ABS([.A8]-12)/-12+1" office:value-type="float" office:value="0.0833333333333334" calcext:value-type="float">
            <text:p>0,08</text:p>
          </table:table-cell>
          <table:table-cell table:formula="of:=EXP(-1*([.A8]-12)^2/([.$C$5]))" office:value-type="float" office:value="0.00000555951324165015" calcext:value-type="float">
            <text:p>0,00</text:p>
          </table:table-cell>
          <table:table-cell/>
          <table:table-cell table:formula="of:=[.C8]*[.$F$3]*(1-[.$F$5]*0.008)" office:value-type="float" office:value="0.000108610650688877" calcext:value-type="float">
            <text:p>0,0001086106506888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ABS([.A9]-12)/-12+1" office:value-type="float" office:value="0.166666666666667" calcext:value-type="float">
            <text:p>0,17</text:p>
          </table:table-cell>
          <table:table-cell table:formula="of:=EXP(-1*([.A9]-12)^2/([.$C$5]))" office:value-type="float" office:value="0.0000453999297624849" calcext:value-type="float">
            <text:p>0,00</text:p>
          </table:table-cell>
          <table:table-cell/>
          <table:table-cell table:formula="of:=[.C9]*[.$F$3]*(1-[.$F$5]*0.008)" office:value-type="float" office:value="0.000886933027839905" calcext:value-type="float">
            <text:p>0,0008869330278399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ABS([.A10]-12)/-12+1" office:value-type="float" office:value="0.25" calcext:value-type="float">
            <text:p>0,25</text:p>
          </table:table-cell>
          <table:table-cell table:formula="of:=EXP(-1*([.A10]-12)^2/([.$C$5]))" office:value-type="float" office:value="0.000303539138078867" calcext:value-type="float">
            <text:p>0,00</text:p>
          </table:table-cell>
          <table:table-cell/>
          <table:table-cell table:formula="of:=[.C10]*[.$F$3]*(1-[.$F$5]*0.008)" office:value-type="float" office:value="0.00592994060150875" calcext:value-type="float">
            <text:p>0,005929940601508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ABS([.A11]-12)/-12+1" office:value-type="float" office:value="0.333333333333333" calcext:value-type="float">
            <text:p>0,33</text:p>
          </table:table-cell>
          <table:table-cell table:formula="of:=EXP(-1*([.A11]-12)^2/([.$C$5]))" office:value-type="float" office:value="0.00166155727317393" calcext:value-type="float">
            <text:p>0,00</text:p>
          </table:table-cell>
          <table:table-cell/>
          <table:table-cell table:formula="of:=[.C11]*[.$F$3]*(1-[.$F$5]*0.008)" office:value-type="float" office:value="0.0324601828887259" calcext:value-type="float">
            <text:p>0,03246018288872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ABS([.A12]-12)/-12+1" office:value-type="float" office:value="0.416666666666667" calcext:value-type="float">
            <text:p>0,42</text:p>
          </table:table-cell>
          <table:table-cell table:formula="of:=EXP(-1*([.A12]-12)^2/([.$C$5]))" office:value-type="float" office:value="0.00744658307092434" calcext:value-type="float">
            <text:p>0,01</text:p>
          </table:table-cell>
          <table:table-cell/>
          <table:table-cell table:formula="of:=[.C12]*[.$F$3]*(1-[.$F$5]*0.008)" office:value-type="float" office:value="0.145476446873578" calcext:value-type="float">
            <text:p>0,1454764468735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ABS([.A13]-12)/-12+1" office:value-type="float" office:value="0.5" calcext:value-type="float">
            <text:p>0,50</text:p>
          </table:table-cell>
          <table:table-cell table:formula="of:=EXP(-1*([.A13]-12)^2/([.$C$5]))" office:value-type="float" office:value="0.0273237224472926" calcext:value-type="float">
            <text:p>0,03</text:p>
          </table:table-cell>
          <table:table-cell/>
          <table:table-cell table:formula="of:=[.C13]*[.$F$3]*(1-[.$F$5]*0.008)" office:value-type="float" office:value="0.533796241730308" calcext:value-type="float">
            <text:p>0,5337962417303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ABS([.A14]-12)/-12+1" office:value-type="float" office:value="0.583333333333333" calcext:value-type="float">
            <text:p>0,58</text:p>
          </table:table-cell>
          <table:table-cell table:formula="of:=EXP(-1*([.A14]-12)^2/([.$C$5]))" office:value-type="float" office:value="0.0820849986238988" calcext:value-type="float">
            <text:p>0,08</text:p>
          </table:table-cell>
          <table:table-cell/>
          <table:table-cell table:formula="of:=[.C14]*[.$F$3]*(1-[.$F$5]*0.008)" office:value-type="float" office:value="1.60361253311649" calcext:value-type="float">
            <text:p>1,6036125331164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ABS([.A15]-12)/-12+1" office:value-type="float" office:value="0.666666666666667" calcext:value-type="float">
            <text:p>0,67</text:p>
          </table:table-cell>
          <table:table-cell table:formula="of:=EXP(-1*([.A15]-12)^2/([.$C$5]))" office:value-type="float" office:value="0.201896517994655" calcext:value-type="float">
            <text:p>0,20</text:p>
          </table:table-cell>
          <table:table-cell/>
          <table:table-cell table:formula="of:=[.C15]*[.$F$3]*(1-[.$F$5]*0.008)" office:value-type="float" office:value="3.94425037554358" calcext:value-type="float">
            <text:p>3,944250375543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ABS([.A16]-12)/-12+1" office:value-type="float" office:value="0.75" calcext:value-type="float">
            <text:p>0,75</text:p>
          </table:table-cell>
          <table:table-cell table:formula="of:=EXP(-1*([.A16]-12)^2/([.$C$5]))" office:value-type="float" office:value="0.406569659740599" calcext:value-type="float">
            <text:p>0,41</text:p>
          </table:table-cell>
          <table:table-cell/>
          <table:table-cell table:formula="of:=[.C16]*[.$F$3]*(1-[.$F$5]*0.008)" office:value-type="float" office:value="7.94274487269234" calcext:value-type="float">
            <text:p>7,942744872692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ABS([.A17]-12)/-12+1" office:value-type="float" office:value="0.833333333333333" calcext:value-type="float">
            <text:p>0,83</text:p>
          </table:table-cell>
          <table:table-cell table:formula="of:=EXP(-1*([.A17]-12)^2/([.$C$5]))" office:value-type="float" office:value="0.670320046035639" calcext:value-type="float">
            <text:p>0,67</text:p>
          </table:table-cell>
          <table:table-cell/>
          <table:table-cell table:formula="of:=[.C17]*[.$F$3]*(1-[.$F$5]*0.008)" office:value-type="float" office:value="13.0953724193522" calcext:value-type="float">
            <text:p>13,09537241935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ABS([.A18]-12)/-12+1" office:value-type="float" office:value="0.916666666666667" calcext:value-type="float">
            <text:p>0,92</text:p>
          </table:table-cell>
          <table:table-cell table:formula="of:=EXP(-1*([.A18]-12)^2/([.$C$5]))" office:value-type="float" office:value="0.90483741803596" calcext:value-type="float">
            <text:p>0,90</text:p>
          </table:table-cell>
          <table:table-cell/>
          <table:table-cell table:formula="of:=[.C18]*[.$F$3]*(1-[.$F$5]*0.008)" office:value-type="float" office:value="17.6769037987505" calcext:value-type="float">
            <text:p>17,67690379875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ABS([.A19]-12)/-12+1" office:value-type="float" office:value="1" calcext:value-type="float">
            <text:p>1,00</text:p>
          </table:table-cell>
          <table:table-cell table:formula="of:=EXP(-1*([.A19]-12)^2/([.$C$5]))" office:value-type="float" office:value="1" calcext:value-type="float">
            <text:p>1,00</text:p>
          </table:table-cell>
          <table:table-cell/>
          <table:table-cell table:formula="of:=[.C19]*[.$F$3]*(1-[.$F$5]*0.008)" office:value-type="float" office:value="19.536" calcext:value-type="float">
            <text:p>19,5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ABS([.A20]-12)/-12+1" office:value-type="float" office:value="0.916666666666667" calcext:value-type="float">
            <text:p>0,92</text:p>
          </table:table-cell>
          <table:table-cell table:formula="of:=EXP(-1*([.A20]-12)^2/([.$C$5]))" office:value-type="float" office:value="0.90483741803596" calcext:value-type="float">
            <text:p>0,90</text:p>
          </table:table-cell>
          <table:table-cell/>
          <table:table-cell table:formula="of:=[.C20]*[.$F$3]*(1-[.$F$5]*0.008)" office:value-type="float" office:value="17.6769037987505" calcext:value-type="float">
            <text:p>17,67690379875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ABS([.A21]-12)/-12+1" office:value-type="float" office:value="0.833333333333333" calcext:value-type="float">
            <text:p>0,83</text:p>
          </table:table-cell>
          <table:table-cell table:formula="of:=EXP(-1*([.A21]-12)^2/([.$C$5]))" office:value-type="float" office:value="0.670320046035639" calcext:value-type="float">
            <text:p>0,67</text:p>
          </table:table-cell>
          <table:table-cell/>
          <table:table-cell table:formula="of:=[.C21]*[.$F$3]*(1-[.$F$5]*0.008)" office:value-type="float" office:value="13.0953724193522" calcext:value-type="float">
            <text:p>13,095372419352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ABS([.A22]-12)/-12+1" office:value-type="float" office:value="0.75" calcext:value-type="float">
            <text:p>0,75</text:p>
          </table:table-cell>
          <table:table-cell table:formula="of:=EXP(-1*([.A22]-12)^2/([.$C$5]))" office:value-type="float" office:value="0.406569659740599" calcext:value-type="float">
            <text:p>0,41</text:p>
          </table:table-cell>
          <table:table-cell/>
          <table:table-cell table:formula="of:=[.C22]*[.$F$3]*(1-[.$F$5]*0.008)" office:value-type="float" office:value="7.94274487269234" calcext:value-type="float">
            <text:p>7,9427448726923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ABS([.A23]-12)/-12+1" office:value-type="float" office:value="0.666666666666667" calcext:value-type="float">
            <text:p>0,67</text:p>
          </table:table-cell>
          <table:table-cell table:formula="of:=EXP(-1*([.A23]-12)^2/([.$C$5]))" office:value-type="float" office:value="0.201896517994655" calcext:value-type="float">
            <text:p>0,20</text:p>
          </table:table-cell>
          <table:table-cell/>
          <table:table-cell table:formula="of:=[.C23]*[.$F$3]*(1-[.$F$5]*0.008)" office:value-type="float" office:value="3.94425037554358" calcext:value-type="float">
            <text:p>3,9442503755435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table:formula="of:=ABS([.A24]-12)/-12+1" office:value-type="float" office:value="0.583333333333333" calcext:value-type="float">
            <text:p>0,58</text:p>
          </table:table-cell>
          <table:table-cell table:formula="of:=EXP(-1*([.A24]-12)^2/([.$C$5]))" office:value-type="float" office:value="0.0820849986238988" calcext:value-type="float">
            <text:p>0,08</text:p>
          </table:table-cell>
          <table:table-cell/>
          <table:table-cell table:formula="of:=[.C24]*[.$F$3]*(1-[.$F$5]*0.008)" office:value-type="float" office:value="1.60361253311649" calcext:value-type="float">
            <text:p>1,6036125331164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table:formula="of:=ABS([.A25]-12)/-12+1" office:value-type="float" office:value="0.5" calcext:value-type="float">
            <text:p>0,50</text:p>
          </table:table-cell>
          <table:table-cell table:formula="of:=EXP(-1*([.A25]-12)^2/([.$C$5]))" office:value-type="float" office:value="0.0273237224472926" calcext:value-type="float">
            <text:p>0,03</text:p>
          </table:table-cell>
          <table:table-cell/>
          <table:table-cell table:formula="of:=[.C25]*[.$F$3]*(1-[.$F$5]*0.008)" office:value-type="float" office:value="0.533796241730308" calcext:value-type="float">
            <text:p>0,5337962417303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table:formula="of:=ABS([.A26]-12)/-12+1" office:value-type="float" office:value="0.416666666666667" calcext:value-type="float">
            <text:p>0,42</text:p>
          </table:table-cell>
          <table:table-cell table:formula="of:=EXP(-1*([.A26]-12)^2/([.$C$5]))" office:value-type="float" office:value="0.00744658307092434" calcext:value-type="float">
            <text:p>0,01</text:p>
          </table:table-cell>
          <table:table-cell/>
          <table:table-cell table:formula="of:=[.C26]*[.$F$3]*(1-[.$F$5]*0.008)" office:value-type="float" office:value="0.145476446873578" calcext:value-type="float">
            <text:p>0,1454764468735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formula="of:=ABS([.A27]-12)/-12+1" office:value-type="float" office:value="0.333333333333333" calcext:value-type="float">
            <text:p>0,33</text:p>
          </table:table-cell>
          <table:table-cell table:formula="of:=EXP(-1*([.A27]-12)^2/([.$C$5]))" office:value-type="float" office:value="0.00166155727317393" calcext:value-type="float">
            <text:p>0,00</text:p>
          </table:table-cell>
          <table:table-cell/>
          <table:table-cell table:formula="of:=[.C27]*[.$F$3]*(1-[.$F$5]*0.008)" office:value-type="float" office:value="0.0324601828887259" calcext:value-type="float">
            <text:p>0,032460182888725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table:formula="of:=ABS([.A28]-12)/-12+1" office:value-type="float" office:value="0.25" calcext:value-type="float">
            <text:p>0,25</text:p>
          </table:table-cell>
          <table:table-cell table:formula="of:=EXP(-1*([.A28]-12)^2/([.$C$5]))" office:value-type="float" office:value="0.000303539138078867" calcext:value-type="float">
            <text:p>0,00</text:p>
          </table:table-cell>
          <table:table-cell/>
          <table:table-cell table:formula="of:=[.C28]*[.$F$3]*(1-[.$F$5]*0.008)" office:value-type="float" office:value="0.00592994060150875" calcext:value-type="float">
            <text:p>0,0059299406015087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table:formula="of:=ABS([.A29]-12)/-12+1" office:value-type="float" office:value="0.166666666666667" calcext:value-type="float">
            <text:p>0,17</text:p>
          </table:table-cell>
          <table:table-cell table:formula="of:=EXP(-1*([.A29]-12)^2/([.$C$5]))" office:value-type="float" office:value="0.0000453999297624849" calcext:value-type="float">
            <text:p>0,00</text:p>
          </table:table-cell>
          <table:table-cell/>
          <table:table-cell table:formula="of:=[.C29]*[.$F$3]*(1-[.$F$5]*0.008)" office:value-type="float" office:value="0.000886933027839905" calcext:value-type="float">
            <text:p>0,0008869330278399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table:formula="of:=ABS([.A30]-12)/-12+1" office:value-type="float" office:value="0.0833333333333334" calcext:value-type="float">
            <text:p>0,08</text:p>
          </table:table-cell>
          <table:table-cell table:formula="of:=EXP(-1*([.A30]-12)^2/([.$C$5]))" office:value-type="float" office:value="0.00000555951324165015" calcext:value-type="float">
            <text:p>0,00</text:p>
          </table:table-cell>
          <table:table-cell/>
          <table:table-cell table:formula="of:=[.C30]*[.$F$3]*(1-[.$F$5]*0.008)" office:value-type="float" office:value="0.000108610650688877" calcext:value-type="float">
            <text:p>0,00010861065068887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table:formula="of:=ABS([.A31]-12)/-12+1" office:value-type="float" office:value="0" calcext:value-type="float">
            <text:p>0,00</text:p>
          </table:table-cell>
          <table:table-cell table:formula="of:=EXP(-1*([.A31]-12)^2/([.$C$5]))" office:value-type="float" office:value="0.00000055739036926946" calcext:value-type="float">
            <text:p>0,00</text:p>
          </table:table-cell>
          <table:table-cell/>
          <table:table-cell table:formula="of:=[.C31]*[.$F$3]*(1-[.$F$5]*0.008)" office:value-type="float" office:value="0.0000108891782540482" calcext:value-type="float">
            <text:p>1,08891782540482E-05</text:p>
          </table:table-cell>
          <table:table-cell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1st-Order</text:p>
          </table:table-cell>
          <table:table-cell office:value-type="string" calcext:value-type="string">
            <text:p>2nd Order</text:p>
          </table:table-cell>
          <table:table-cell office:value-type="string" calcext:value-type="string">
            <text:p>3rd Order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BS(([.B40]-30)^1/30^1)" office:value-type="float" office:value="1" calcext:value-type="float">
            <text:p>1,00</text:p>
          </table:table-cell>
          <table:table-cell table:style-name="ce1" table:formula="of:=([.B40]-30)^2/30^2" office:value-type="float" office:value="1" calcext:value-type="float">
            <text:p>1,00</text:p>
          </table:table-cell>
          <table:table-cell table:style-name="ce1" table:formula="of:=-1*([.B40]-30)^3/30^3" office:value-type="float" office:value="1" calcext:value-type="float">
            <text:p>1,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BS(([.B41]-30)^1/30^1)" office:value-type="float" office:value="0.966666666666667" calcext:value-type="float">
            <text:p>0,97</text:p>
          </table:table-cell>
          <table:table-cell table:style-name="ce1" table:formula="of:=([.B41]-30)^2/30^2" office:value-type="float" office:value="0.934444444444444" calcext:value-type="float">
            <text:p>0,93</text:p>
          </table:table-cell>
          <table:table-cell table:style-name="ce1" table:formula="of:=-1*([.B41]-30)^3/30^3" office:value-type="float" office:value="0.903296296296296" calcext:value-type="float">
            <text:p>0,9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BS(([.B42]-30)^1/30^1)" office:value-type="float" office:value="0.933333333333333" calcext:value-type="float">
            <text:p>0,93</text:p>
          </table:table-cell>
          <table:table-cell table:style-name="ce1" table:formula="of:=([.B42]-30)^2/30^2" office:value-type="float" office:value="0.871111111111111" calcext:value-type="float">
            <text:p>0,87</text:p>
          </table:table-cell>
          <table:table-cell table:style-name="ce1" table:formula="of:=-1*([.B42]-30)^3/30^3" office:value-type="float" office:value="0.813037037037037" calcext:value-type="float">
            <text:p>0,8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BS(([.B43]-30)^1/30^1)" office:value-type="float" office:value="0.9" calcext:value-type="float">
            <text:p>0,90</text:p>
          </table:table-cell>
          <table:table-cell table:style-name="ce1" table:formula="of:=([.B43]-30)^2/30^2" office:value-type="float" office:value="0.81" calcext:value-type="float">
            <text:p>0,81</text:p>
          </table:table-cell>
          <table:table-cell table:style-name="ce1" table:formula="of:=-1*([.B43]-30)^3/30^3" office:value-type="float" office:value="0.729" calcext:value-type="float">
            <text:p>0,7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BS(([.B44]-30)^1/30^1)" office:value-type="float" office:value="0.866666666666667" calcext:value-type="float">
            <text:p>0,87</text:p>
          </table:table-cell>
          <table:table-cell table:style-name="ce1" table:formula="of:=([.B44]-30)^2/30^2" office:value-type="float" office:value="0.751111111111111" calcext:value-type="float">
            <text:p>0,75</text:p>
          </table:table-cell>
          <table:table-cell table:style-name="ce1" table:formula="of:=-1*([.B44]-30)^3/30^3" office:value-type="float" office:value="0.650962962962963" calcext:value-type="float">
            <text:p>0,6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BS(([.B45]-30)^1/30^1)" office:value-type="float" office:value="0.833333333333333" calcext:value-type="float">
            <text:p>0,83</text:p>
          </table:table-cell>
          <table:table-cell table:style-name="ce1" table:formula="of:=([.B45]-30)^2/30^2" office:value-type="float" office:value="0.694444444444444" calcext:value-type="float">
            <text:p>0,69</text:p>
          </table:table-cell>
          <table:table-cell table:style-name="ce1" table:formula="of:=-1*([.B45]-30)^3/30^3" office:value-type="float" office:value="0.578703703703704" calcext:value-type="float">
            <text:p>0,5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ABS(([.B46]-30)^1/30^1)" office:value-type="float" office:value="0.8" calcext:value-type="float">
            <text:p>0,80</text:p>
          </table:table-cell>
          <table:table-cell table:style-name="ce1" table:formula="of:=([.B46]-30)^2/30^2" office:value-type="float" office:value="0.64" calcext:value-type="float">
            <text:p>0,64</text:p>
          </table:table-cell>
          <table:table-cell table:style-name="ce1" table:formula="of:=-1*([.B46]-30)^3/30^3" office:value-type="float" office:value="0.512" calcext:value-type="float">
            <text:p>0,5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ABS(([.B47]-30)^1/30^1)" office:value-type="float" office:value="0.766666666666667" calcext:value-type="float">
            <text:p>0,77</text:p>
          </table:table-cell>
          <table:table-cell table:style-name="ce1" table:formula="of:=([.B47]-30)^2/30^2" office:value-type="float" office:value="0.587777777777778" calcext:value-type="float">
            <text:p>0,59</text:p>
          </table:table-cell>
          <table:table-cell table:style-name="ce1" table:formula="of:=-1*([.B47]-30)^3/30^3" office:value-type="float" office:value="0.45062962962963" calcext:value-type="float">
            <text:p>0,4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BS(([.B48]-30)^1/30^1)" office:value-type="float" office:value="0.733333333333333" calcext:value-type="float">
            <text:p>0,73</text:p>
          </table:table-cell>
          <table:table-cell table:style-name="ce1" table:formula="of:=([.B48]-30)^2/30^2" office:value-type="float" office:value="0.537777777777778" calcext:value-type="float">
            <text:p>0,54</text:p>
          </table:table-cell>
          <table:table-cell table:style-name="ce1" table:formula="of:=-1*([.B48]-30)^3/30^3" office:value-type="float" office:value="0.39437037037037" calcext:value-type="float">
            <text:p>0,3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ABS(([.B49]-30)^1/30^1)" office:value-type="float" office:value="0.7" calcext:value-type="float">
            <text:p>0,70</text:p>
          </table:table-cell>
          <table:table-cell table:style-name="ce1" table:formula="of:=([.B49]-30)^2/30^2" office:value-type="float" office:value="0.49" calcext:value-type="float">
            <text:p>0,49</text:p>
          </table:table-cell>
          <table:table-cell table:style-name="ce1" table:formula="of:=-1*([.B49]-30)^3/30^3" office:value-type="float" office:value="0.343" calcext:value-type="float">
            <text:p>0,3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BS(([.B50]-30)^1/30^1)" office:value-type="float" office:value="0.666666666666667" calcext:value-type="float">
            <text:p>0,67</text:p>
          </table:table-cell>
          <table:table-cell table:style-name="ce1" table:formula="of:=([.B50]-30)^2/30^2" office:value-type="float" office:value="0.444444444444444" calcext:value-type="float">
            <text:p>0,44</text:p>
          </table:table-cell>
          <table:table-cell table:style-name="ce1" table:formula="of:=-1*([.B50]-30)^3/30^3" office:value-type="float" office:value="0.296296296296296" calcext:value-type="float">
            <text:p>0,3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ABS(([.B51]-30)^1/30^1)" office:value-type="float" office:value="0.633333333333333" calcext:value-type="float">
            <text:p>0,63</text:p>
          </table:table-cell>
          <table:table-cell table:style-name="ce1" table:formula="of:=([.B51]-30)^2/30^2" office:value-type="float" office:value="0.401111111111111" calcext:value-type="float">
            <text:p>0,40</text:p>
          </table:table-cell>
          <table:table-cell table:style-name="ce1" table:formula="of:=-1*([.B51]-30)^3/30^3" office:value-type="float" office:value="0.254037037037037" calcext:value-type="float">
            <text:p>0,2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ABS(([.B52]-30)^1/30^1)" office:value-type="float" office:value="0.6" calcext:value-type="float">
            <text:p>0,60</text:p>
          </table:table-cell>
          <table:table-cell table:style-name="ce1" table:formula="of:=([.B52]-30)^2/30^2" office:value-type="float" office:value="0.36" calcext:value-type="float">
            <text:p>0,36</text:p>
          </table:table-cell>
          <table:table-cell table:style-name="ce1" table:formula="of:=-1*([.B52]-30)^3/30^3" office:value-type="float" office:value="0.216" calcext:value-type="float">
            <text:p>0,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ABS(([.B53]-30)^1/30^1)" office:value-type="float" office:value="0.566666666666667" calcext:value-type="float">
            <text:p>0,57</text:p>
          </table:table-cell>
          <table:table-cell table:style-name="ce1" table:formula="of:=([.B53]-30)^2/30^2" office:value-type="float" office:value="0.321111111111111" calcext:value-type="float">
            <text:p>0,32</text:p>
          </table:table-cell>
          <table:table-cell table:style-name="ce1" table:formula="of:=-1*([.B53]-30)^3/30^3" office:value-type="float" office:value="0.181962962962963" calcext:value-type="float">
            <text:p>0,18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ABS(([.B54]-30)^1/30^1)" office:value-type="float" office:value="0.533333333333333" calcext:value-type="float">
            <text:p>0,53</text:p>
          </table:table-cell>
          <table:table-cell table:style-name="ce1" table:formula="of:=([.B54]-30)^2/30^2" office:value-type="float" office:value="0.284444444444444" calcext:value-type="float">
            <text:p>0,28</text:p>
          </table:table-cell>
          <table:table-cell table:style-name="ce1" table:formula="of:=-1*([.B54]-30)^3/30^3" office:value-type="float" office:value="0.151703703703704" calcext:value-type="float">
            <text:p>0,1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ABS(([.B55]-30)^1/30^1)" office:value-type="float" office:value="0.5" calcext:value-type="float">
            <text:p>0,50</text:p>
          </table:table-cell>
          <table:table-cell table:style-name="ce1" table:formula="of:=([.B55]-30)^2/30^2" office:value-type="float" office:value="0.25" calcext:value-type="float">
            <text:p>0,25</text:p>
          </table:table-cell>
          <table:table-cell table:style-name="ce1" table:formula="of:=-1*([.B55]-30)^3/30^3" office:value-type="float" office:value="0.125" calcext:value-type="float">
            <text:p>0,1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BS(([.B56]-30)^1/30^1)" office:value-type="float" office:value="0.466666666666667" calcext:value-type="float">
            <text:p>0,47</text:p>
          </table:table-cell>
          <table:table-cell table:style-name="ce1" table:formula="of:=([.B56]-30)^2/30^2" office:value-type="float" office:value="0.217777777777778" calcext:value-type="float">
            <text:p>0,22</text:p>
          </table:table-cell>
          <table:table-cell table:style-name="ce1" table:formula="of:=-1*([.B56]-30)^3/30^3" office:value-type="float" office:value="0.10162962962963" calcext:value-type="float">
            <text:p>0,1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ABS(([.B57]-30)^1/30^1)" office:value-type="float" office:value="0.433333333333333" calcext:value-type="float">
            <text:p>0,43</text:p>
          </table:table-cell>
          <table:table-cell table:style-name="ce1" table:formula="of:=([.B57]-30)^2/30^2" office:value-type="float" office:value="0.187777777777778" calcext:value-type="float">
            <text:p>0,19</text:p>
          </table:table-cell>
          <table:table-cell table:style-name="ce1" table:formula="of:=-1*([.B57]-30)^3/30^3" office:value-type="float" office:value="0.0813703703703704" calcext:value-type="float">
            <text:p>0,08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ABS(([.B58]-30)^1/30^1)" office:value-type="float" office:value="0.4" calcext:value-type="float">
            <text:p>0,40</text:p>
          </table:table-cell>
          <table:table-cell table:style-name="ce1" table:formula="of:=([.B58]-30)^2/30^2" office:value-type="float" office:value="0.16" calcext:value-type="float">
            <text:p>0,16</text:p>
          </table:table-cell>
          <table:table-cell table:style-name="ce1" table:formula="of:=-1*([.B58]-30)^3/30^3" office:value-type="float" office:value="0.064" calcext:value-type="float">
            <text:p>0,0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ABS(([.B59]-30)^1/30^1)" office:value-type="float" office:value="0.366666666666667" calcext:value-type="float">
            <text:p>0,37</text:p>
          </table:table-cell>
          <table:table-cell table:style-name="ce1" table:formula="of:=([.B59]-30)^2/30^2" office:value-type="float" office:value="0.134444444444444" calcext:value-type="float">
            <text:p>0,13</text:p>
          </table:table-cell>
          <table:table-cell table:style-name="ce1" table:formula="of:=-1*([.B59]-30)^3/30^3" office:value-type="float" office:value="0.0492962962962963" calcext:value-type="float">
            <text:p>0,0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BS(([.B60]-30)^1/30^1)" office:value-type="float" office:value="0.333333333333333" calcext:value-type="float">
            <text:p>0,33</text:p>
          </table:table-cell>
          <table:table-cell table:style-name="ce1" table:formula="of:=([.B60]-30)^2/30^2" office:value-type="float" office:value="0.111111111111111" calcext:value-type="float">
            <text:p>0,11</text:p>
          </table:table-cell>
          <table:table-cell table:style-name="ce1" table:formula="of:=-1*([.B60]-30)^3/30^3" office:value-type="float" office:value="0.037037037037037" calcext:value-type="float">
            <text:p>0,04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ABS(([.B61]-30)^1/30^1)" office:value-type="float" office:value="0.3" calcext:value-type="float">
            <text:p>0,30</text:p>
          </table:table-cell>
          <table:table-cell table:style-name="ce1" table:formula="of:=([.B61]-30)^2/30^2" office:value-type="float" office:value="0.09" calcext:value-type="float">
            <text:p>0,09</text:p>
          </table:table-cell>
          <table:table-cell table:style-name="ce1" table:formula="of:=-1*([.B61]-30)^3/30^3" office:value-type="float" office:value="0.027" calcext:value-type="float">
            <text:p>0,0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ABS(([.B62]-30)^1/30^1)" office:value-type="float" office:value="0.266666666666667" calcext:value-type="float">
            <text:p>0,27</text:p>
          </table:table-cell>
          <table:table-cell table:style-name="ce1" table:formula="of:=([.B62]-30)^2/30^2" office:value-type="float" office:value="0.0711111111111111" calcext:value-type="float">
            <text:p>0,07</text:p>
          </table:table-cell>
          <table:table-cell table:style-name="ce1" table:formula="of:=-1*([.B62]-30)^3/30^3" office:value-type="float" office:value="0.018962962962963" calcext:value-type="float">
            <text:p>0,0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ABS(([.B63]-30)^1/30^1)" office:value-type="float" office:value="0.233333333333333" calcext:value-type="float">
            <text:p>0,23</text:p>
          </table:table-cell>
          <table:table-cell table:style-name="ce1" table:formula="of:=([.B63]-30)^2/30^2" office:value-type="float" office:value="0.0544444444444444" calcext:value-type="float">
            <text:p>0,05</text:p>
          </table:table-cell>
          <table:table-cell table:style-name="ce1" table:formula="of:=-1*([.B63]-30)^3/30^3" office:value-type="float" office:value="0.0127037037037037" calcext:value-type="float">
            <text:p>0,01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ABS(([.B64]-30)^1/30^1)" office:value-type="float" office:value="0.2" calcext:value-type="float">
            <text:p>0,20</text:p>
          </table:table-cell>
          <table:table-cell table:style-name="ce1" table:formula="of:=([.B64]-30)^2/30^2" office:value-type="float" office:value="0.04" calcext:value-type="float">
            <text:p>0,04</text:p>
          </table:table-cell>
          <table:table-cell table:style-name="ce1" table:formula="of:=-1*([.B64]-30)^3/30^3" office:value-type="float" office:value="0.008" calcext:value-type="float">
            <text:p>0,01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ABS(([.B65]-30)^1/30^1)" office:value-type="float" office:value="0.166666666666667" calcext:value-type="float">
            <text:p>0,17</text:p>
          </table:table-cell>
          <table:table-cell table:style-name="ce1" table:formula="of:=([.B65]-30)^2/30^2" office:value-type="float" office:value="0.0277777777777778" calcext:value-type="float">
            <text:p>0,03</text:p>
          </table:table-cell>
          <table:table-cell table:style-name="ce1" table:formula="of:=-1*([.B65]-30)^3/30^3" office:value-type="float" office:value="0.00462962962962963" calcext:value-type="float">
            <text:p>0,00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ABS(([.B66]-30)^1/30^1)" office:value-type="float" office:value="0.133333333333333" calcext:value-type="float">
            <text:p>0,13</text:p>
          </table:table-cell>
          <table:table-cell table:style-name="ce1" table:formula="of:=([.B66]-30)^2/30^2" office:value-type="float" office:value="0.0177777777777778" calcext:value-type="float">
            <text:p>0,02</text:p>
          </table:table-cell>
          <table:table-cell table:style-name="ce1" table:formula="of:=-1*([.B66]-30)^3/30^3" office:value-type="float" office:value="0.00237037037037037" calcext:value-type="float">
            <text:p>0,00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ABS(([.B67]-30)^1/30^1)" office:value-type="float" office:value="0.1" calcext:value-type="float">
            <text:p>0,10</text:p>
          </table:table-cell>
          <table:table-cell table:style-name="ce1" table:formula="of:=([.B67]-30)^2/30^2" office:value-type="float" office:value="0.01" calcext:value-type="float">
            <text:p>0,01</text:p>
          </table:table-cell>
          <table:table-cell table:style-name="ce1" table:formula="of:=-1*([.B67]-30)^3/30^3" office:value-type="float" office:value="0.001" calcext:value-type="float">
            <text:p>0,00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ABS(([.B68]-30)^1/30^1)" office:value-type="float" office:value="0.0666666666666667" calcext:value-type="float">
            <text:p>0,07</text:p>
          </table:table-cell>
          <table:table-cell table:style-name="ce1" table:formula="of:=([.B68]-30)^2/30^2" office:value-type="float" office:value="0.00444444444444444" calcext:value-type="float">
            <text:p>0,00</text:p>
          </table:table-cell>
          <table:table-cell table:style-name="ce1" table:formula="of:=-1*([.B68]-30)^3/30^3" office:value-type="float" office:value="0.000296296296296296" calcext:value-type="float">
            <text:p>0,00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ABS(([.B69]-30)^1/30^1)" office:value-type="float" office:value="0.0333333333333333" calcext:value-type="float">
            <text:p>0,03</text:p>
          </table:table-cell>
          <table:table-cell table:style-name="ce1" table:formula="of:=([.B69]-30)^2/30^2" office:value-type="float" office:value="0.00111111111111111" calcext:value-type="float">
            <text:p>0,00</text:p>
          </table:table-cell>
          <table:table-cell table:style-name="ce1" table:formula="of:=-1*([.B69]-30)^3/30^3" office:value-type="float" office:value="0.000037037037037037" calcext:value-type="float">
            <text:p>0,00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ABS(([.B70]-30)^1/30^1)" office:value-type="float" office:value="0" calcext:value-type="float">
            <text:p>0,00</text:p>
          </table:table-cell>
          <table:table-cell table:style-name="ce1" table:formula="of:=([.B70]-30)^2/30^2" office:value-type="float" office:value="0" calcext:value-type="float">
            <text:p>0,00</text:p>
          </table:table-cell>
          <table:table-cell table:style-name="ce1" table:formula="of:=-1*([.B70]-30)^3/30^3" office:value-type="float" office:value="-0" calcext:value-type="float">
            <text:p>0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.00.0000</text:date>, <text:time style:data-style-name="N2" text:time-value="01:07:29.53472736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00:01:58.162494453</meta:creation-date>
    <meta:generator>LibreOffice/7.3.3.2$Linux_X86_64 LibreOffice_project/30$Build-2</meta:generator>
    <dc:date>2022-06-15T01:14:01.157232393</dc:date>
    <meta:editing-duration>PT1H34M4S</meta:editing-duration>
    <meta:editing-cycles>24</meta:editing-cycles>
    <meta:document-statistic meta:table-count="1" meta:cell-count="23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4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72cm" svg:y="0.316cm" chart:style-name="ch2">
          <text:p>Relative Sun Power</text:p>
        </chart:title>
        <chart:legend chart:legend-position="end" svg:x="11.874cm" svg:y="1.074cm" style:legend-expansion="custom" svg:width="3.648cm" svg:height="1.096cm" style:legend-expansion-aspect-ratio="3.32846715328467" chart:style-name="ch3"/>
        <chart:plot-area chart:style-name="ch4" table:cell-range-address="Tabelle1.A7:Tabelle1.C31 Tabelle1.B6:Tabelle1.C6" chart:data-source-has-labels="row" svg:x="0.319cm" svg:y="0.896cm" svg:width="15.32cm" svg:height="7.921cm">
          <chart:coordinate-region svg:x="1.231cm" svg:y="1.095cm" svg:width="14.408cm" svg:height="7.075cm"/>
          <chart:axis chart:dimension="x" chart:name="primary-x" chart:style-name="ch5">
            <chart:title svg:x="7.062cm" svg:y="8.44cm" chart:style-name="ch6">
              <text:p>Hour of Day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abelle1.B7:Tabelle1.B31" chart:label-cell-address="Tabelle1.B6:Tabelle1.B6" chart:class="chart:scatter">
            <chart:domain table:cell-range-address="Tabelle1.A7:Tabelle1.A31"/>
            <chart:data-point chart:repeated="25"/>
          </chart:series>
          <chart:series chart:style-name="ch10" chart:values-cell-range-address="Tabelle1.C7:Tabelle1.C31" chart:label-cell-address="Tabelle1.C6:Tabelle1.C6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inear Power</text:p>
                <draw:g>
                  <svg:desc>Tabelle1.B6:Tabelle1.B6</svg:desc>
                </draw:g>
              </table:table-cell>
              <table:table-cell office:value-type="string">
                <text:p>Gaussian Power</text:p>
                <draw:g>
                  <svg:desc>Tabelle1.C6:Tabelle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7:Tabelle1.A31</svg:desc>
                </draw:g>
              </table:table-cell>
              <table:table-cell office:value-type="float" office:value="0">
                <text:p>0</text:p>
                <draw:g>
                  <svg:desc>Tabelle1.B7:Tabelle1.B31</svg:desc>
                </draw:g>
              </table:table-cell>
              <table:table-cell office:value-type="float" office:value="0.00000055739036926946">
                <text:p>0.00000055739036926946</text:p>
                <draw:g>
                  <svg:desc>Tabelle1.C7:Tabelle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00000555951324165015">
                <text:p>0.0000055595132416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000453999297624849">
                <text:p>0.0000453999297624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000303539138078867">
                <text:p>0.000303539138078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166155727317393">
                <text:p>0.00166155727317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0744658307092434">
                <text:p>0.00744658307092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273237224472926">
                <text:p>0.0273237224472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820849986238988">
                <text:p>0.0820849986238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201896517994655">
                <text:p>0.201896517994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5">
                <text:p>0.75</text:p>
              </table:table-cell>
              <table:table-cell office:value-type="float" office:value="0.406569659740599">
                <text:p>0.406569659740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670320046035639">
                <text:p>0.6703200460356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0483741803596">
                <text:p>0.90483741803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0483741803596">
                <text:p>0.90483741803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670320046035639">
                <text:p>0.670320046035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0.406569659740599">
                <text:p>0.4065696597405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201896517994655">
                <text:p>0.201896517994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820849986238988">
                <text:p>0.0820849986238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0.0273237224472926">
                <text:p>0.0273237224472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0744658307092434">
                <text:p>0.007446583070924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166155727317393">
                <text:p>0.00166155727317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5">
                <text:p>0.25</text:p>
              </table:table-cell>
              <table:table-cell office:value-type="float" office:value="0.000303539138078867">
                <text:p>0.000303539138078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000453999297624849">
                <text:p>0.00004539992976248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00000555951324165015">
                <text:p>0.00000555951324165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000055739036926946">
                <text:p>0.00000055739036926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4.562cm" xlink:href=".." xlink:type="simple" chart:class="chart:scatter" chart:style-name="ch1">
        <chart:legend chart:legend-position="end" svg:x="9.355cm" svg:y="1.838cm" style:legend-expansion="custom" svg:width="2.642cm" svg:height="2.578cm" style:legend-expansion-aspect-ratio="1.02482544608223" chart:style-name="ch2"/>
        <chart:plot-area chart:style-name="ch3" table:cell-range-address="Tabelle1.B39:Tabelle1.E70" chart:data-source-has-labels="row" svg:x="0.32cm" svg:y="0.415cm" svg:width="15.343cm" svg:height="13.455cm">
          <chart:coordinate-region svg:x="1.232cm" svg:y="0.615cm" svg:width="14.244cm" svg:height="12.6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40:Tabelle1.C70" chart:label-cell-address="Tabelle1.C39:Tabelle1.C39" chart:class="chart:scatter">
            <chart:domain table:cell-range-address="Tabelle1.B40:Tabelle1.B70"/>
            <chart:data-point chart:repeated="31"/>
          </chart:series>
          <chart:series chart:style-name="ch8" chart:values-cell-range-address="Tabelle1.D40:Tabelle1.D70" chart:label-cell-address="Tabelle1.D39:Tabelle1.D39" chart:class="chart:scatter">
            <chart:data-point chart:repeated="31"/>
          </chart:series>
          <chart:series chart:style-name="ch9" chart:values-cell-range-address="Tabelle1.E40:Tabelle1.E70" chart:label-cell-address="Tabelle1.E39:Tabelle1.E39" chart:class="chart:scatte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1st-Order</text:p>
                <draw:g>
                  <svg:desc>Tabelle1.C39:Tabelle1.C39</svg:desc>
                </draw:g>
              </table:table-cell>
              <table:table-cell office:value-type="string">
                <text:p>2nd Order</text:p>
                <draw:g>
                  <svg:desc>Tabelle1.D39:Tabelle1.D39</svg:desc>
                </draw:g>
              </table:table-cell>
              <table:table-cell office:value-type="string">
                <text:p>3rd Order</text:p>
                <draw:g>
                  <svg:desc>Tabelle1.E39:Tabelle1.E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40:Tabelle1.B70</svg:desc>
                </draw:g>
              </table:table-cell>
              <table:table-cell office:value-type="float" office:value="1">
                <text:p>1</text:p>
                <draw:g>
                  <svg:desc>Tabelle1.C40:Tabelle1.C70</svg:desc>
                </draw:g>
              </table:table-cell>
              <table:table-cell office:value-type="float" office:value="1">
                <text:p>1</text:p>
                <draw:g>
                  <svg:desc>Tabelle1.D40:Tabelle1.D70</svg:desc>
                </draw:g>
              </table:table-cell>
              <table:table-cell office:value-type="float" office:value="1">
                <text:p>1</text:p>
                <draw:g>
                  <svg:desc>Tabelle1.E40:Tabelle1.E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34444444444444">
                <text:p>0.934444444444444</text:p>
              </table:table-cell>
              <table:table-cell office:value-type="float" office:value="0.903296296296296">
                <text:p>0.903296296296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871111111111111">
                <text:p>0.871111111111111</text:p>
              </table:table-cell>
              <table:table-cell office:value-type="float" office:value="0.813037037037037">
                <text:p>0.813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751111111111111">
                <text:p>0.751111111111111</text:p>
              </table:table-cell>
              <table:table-cell office:value-type="float" office:value="0.650962962962963">
                <text:p>0.65096296296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578703703703704">
                <text:p>0.578703703703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587777777777778">
                <text:p>0.587777777777778</text:p>
              </table:table-cell>
              <table:table-cell office:value-type="float" office:value="0.45062962962963">
                <text:p>0.45062962962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537777777777778">
                <text:p>0.537777777777778</text:p>
              </table:table-cell>
              <table:table-cell office:value-type="float" office:value="0.39437037037037">
                <text:p>0.394370370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401111111111111">
                <text:p>0.401111111111111</text:p>
              </table:table-cell>
              <table:table-cell office:value-type="float" office:value="0.254037037037037">
                <text:p>0.254037037037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321111111111111">
                <text:p>0.321111111111111</text:p>
              </table:table-cell>
              <table:table-cell office:value-type="float" office:value="0.181962962962963">
                <text:p>0.181962962962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284444444444444">
                <text:p>0.284444444444444</text:p>
              </table:table-cell>
              <table:table-cell office:value-type="float" office:value="0.151703703703704">
                <text:p>0.1517037037037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217777777777778">
                <text:p>0.217777777777778</text:p>
              </table:table-cell>
              <table:table-cell office:value-type="float" office:value="0.10162962962963">
                <text:p>0.10162962962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187777777777778">
                <text:p>0.187777777777778</text:p>
              </table:table-cell>
              <table:table-cell office:value-type="float" office:value="0.0813703703703704">
                <text:p>0.0813703703703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134444444444444">
                <text:p>0.134444444444444</text:p>
              </table:table-cell>
              <table:table-cell office:value-type="float" office:value="0.0492962962962963">
                <text:p>0.0492962962962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711111111111111">
                <text:p>0.0711111111111111</text:p>
              </table:table-cell>
              <table:table-cell office:value-type="float" office:value="0.018962962962963">
                <text:p>0.018962962962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0544444444444444">
                <text:p>0.0544444444444444</text:p>
              </table:table-cell>
              <table:table-cell office:value-type="float" office:value="0.0127037037037037">
                <text:p>0.0127037037037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0462962962962963">
                <text:p>0.00462962962962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0177777777777778">
                <text:p>0.0177777777777778</text:p>
              </table:table-cell>
              <table:table-cell office:value-type="float" office:value="0.00237037037037037">
                <text:p>0.0023703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0.000296296296296296">
                <text:p>0.000296296296296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111111111111111">
                <text:p>0.00111111111111111</text:p>
              </table:table-cell>
              <table:table-cell office:value-type="float" office:value="0.000037037037037037">
                <text:p>0.000037037037037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